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 fo:padding-top="0.05cm" fo:padding-bottom="0.05cm" fo:padding-left="0.1cm" fo:padding-right="0.1cm"/>
    </style:style>
    <style:style style:name="gr2" style:family="graphic" style:parent-style-name="standard">
      <style:graphic-properties draw:textarea-horizontal-align="center" draw:textarea-vertical-align="top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275cm" fo:min-width="4.1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97cm" fo:min-width="1.925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35cm" fo:min-width="4.175cm"/>
    </style:style>
    <style:style style:name="gr6" style:family="graphic" style:parent-style-name="standard">
      <style:graphic-properties draw:textarea-horizontal-align="left" draw:textarea-vertical-align="top" fo:padding-top="0.05cm" fo:padding-bottom="0.05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119cm" fo:min-width="4.17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2.237cm" fo:min-width="1.925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237cm" fo:min-width="4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87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 fo:font-style="italic"/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font-size="16pt" fo:font-style="italic"/>
    </style:style>
    <style:style style:name="P8" style:family="paragraph">
      <style:text-properties fo:font-size="8pt" fo:font-style="italic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375cm" svg:height="1.125cm" svg:x="1.705cm" svg:y="11.654cm">
          <text:p text:style-name="P1"><text:span text:style-name="T1">Sail</text:span></text:p>
        </draw:rect>
        <draw:rect draw:style-name="gr2" draw:text-style-name="P4" draw:layer="layout" svg:width="10.875cm" svg:height="0.75cm" svg:x="1.705cm" svg:y="14.029cm">
          <text:p text:style-name="P3"><text:span text:style-name="T1">RDF Model</text:span></text:p>
        </draw:rect>
        <draw:rect draw:style-name="gr2" draw:text-style-name="P4" draw:layer="layout" svg:width="2.125cm" svg:height="2.25cm" svg:x="10.455cm" svg:y="11.654cm">
          <text:p text:style-name="P3"><text:span text:style-name="T1">Rio</text:span></text:p>
        </draw:rect>
        <draw:rect draw:style-name="gr2" draw:text-style-name="P4" draw:layer="layout" svg:width="10.875cm" svg:height="0.75cm" svg:x="1.705cm" svg:y="9.904cm">
          <text:p text:style-name="P3"><text:span text:style-name="T1">HTTP/REST Server</text:span></text:p>
        </draw:rect>
        <draw:rect draw:style-name="gr1" draw:text-style-name="P2" draw:layer="layout" svg:width="3.875cm" svg:height="1cm" svg:x="1.705cm" svg:y="12.904cm">
          <text:p text:style-name="P1"><text:span text:style-name="T1">Query Result</text:span></text:p>
        </draw:rect>
        <draw:rect draw:style-name="gr1" draw:text-style-name="P2" draw:layer="layout" svg:width="4.625cm" svg:height="1cm" svg:x="5.705cm" svg:y="12.904cm">
          <text:p text:style-name="P1"><text:span text:style-name="T1">Query Model</text:span></text:p>
        </draw:rect>
        <draw:frame draw:style-name="gr3" draw:text-style-name="P6" draw:layer="layout" svg:width="3.875cm" svg:height="0.423cm" svg:x="1.705cm" svg:y="13.481cm">
          <draw:text-box>
            <text:p text:style-name="P5"><text:span text:style-name="T2">sparql-xml, sparql-json, binary</text:span></text:p>
          </draw:text-box>
        </draw:frame>
        <draw:frame draw:style-name="gr4" draw:text-style-name="P6" draw:layer="layout" svg:width="2.125cm" svg:height="1.07cm" svg:x="10.455cm" svg:y="12.834cm">
          <draw:text-box>
            <text:p text:style-name="P5"><text:span text:style-name="T2">rdf/xml, turtle,</text:span></text:p>
            <text:p text:style-name="P5"><text:span text:style-name="T2">n-triples, n3, trix</text:span></text:p>
          </draw:text-box>
        </draw:frame>
        <draw:frame draw:style-name="gr5" draw:text-style-name="P6" draw:layer="layout" svg:width="5.375cm" svg:height="0.435cm" svg:x="1.705cm" svg:y="12.344cm">
          <draw:text-box>
            <text:p text:style-name="P5"><text:span text:style-name="T2">MemoryStore, NativeStore, RDFSInferencer</text:span></text:p>
          </draw:text-box>
        </draw:frame>
        <draw:rect draw:style-name="gr6" draw:text-style-name="P7" draw:layer="layout" svg:width="3.125cm" svg:height="1.125cm" svg:x="7.205cm" svg:y="11.654cm">
          <text:p text:style-name="P1"><text:span text:style-name="T1">Query Parser</text:span></text:p>
        </draw:rect>
        <draw:frame draw:style-name="gr7" draw:text-style-name="P8" draw:layer="layout" svg:width="2.175cm" svg:height="0.423cm" svg:x="7.155cm" svg:y="12.356cm">
          <draw:text-box>
            <text:p text:style-name="P5"><text:span text:style-name="T2">SeRQL, SPARQL</text:span></text:p>
          </draw:text-box>
        </draw:frame>
        <draw:rect draw:style-name="gr1" draw:text-style-name="P2" draw:layer="layout" svg:width="10.875cm" svg:height="0.75cm" svg:x="1.705cm" svg:y="10.779cm">
          <text:p text:style-name="P1"><text:span text:style-name="T1">Repository</text:span></text:p>
        </draw:rect>
        <draw:rect draw:style-name="gr1" draw:text-style-name="P2" draw:layer="layout" svg:width="3.375cm" svg:height="1.375cm" svg:x="1.713cm" svg:y="4.158cm">
          <text:p text:style-name="P1"><text:span text:style-name="T1">Sail API</text:span></text:p>
        </draw:rect>
        <draw:rect draw:style-name="gr2" draw:text-style-name="P4" draw:layer="layout" svg:width="7.875cm" svg:height="0.75cm" svg:x="1.713cm" svg:y="7.658cm">
          <text:p text:style-name="P3"><text:span text:style-name="T1">RDF Model API</text:span></text:p>
        </draw:rect>
        <draw:rect draw:style-name="gr2" draw:text-style-name="P4" draw:layer="layout" svg:width="2.125cm" svg:height="3.375cm" svg:x="7.463cm" svg:y="4.158cm">
          <text:p text:style-name="P3"><text:span text:style-name="T1">Rio API</text:span></text:p>
        </draw:rect>
        <draw:rect draw:style-name="gr2" draw:text-style-name="P4" draw:layer="layout" svg:width="7.875cm" svg:height="0.75cm" svg:x="1.713cm" svg:y="2.408cm">
          <text:p text:style-name="P3"><text:span text:style-name="T1">HTTP Server</text:span></text:p>
        </draw:rect>
        <draw:rect draw:style-name="gr1" draw:text-style-name="P2" draw:layer="layout" svg:width="5.625cm" svg:height="1cm" svg:x="1.713cm" svg:y="6.533cm">
          <text:p text:style-name="P1"><text:span text:style-name="T1">Query Result API</text:span></text:p>
        </draw:rect>
        <draw:rect draw:style-name="gr1" draw:text-style-name="P2" draw:layer="layout" svg:width="5.625cm" svg:height="0.75cm" svg:x="1.713cm" svg:y="5.658cm">
          <text:p text:style-name="P1"><text:span text:style-name="T1">Query Model</text:span></text:p>
        </draw:rect>
        <draw:frame draw:style-name="gr8" draw:text-style-name="P6" draw:layer="layout" svg:width="5.625cm" svg:height="1.219cm" svg:x="1.713cm" svg:y="6.712cm">
          <draw:text-box>
            <text:p text:style-name="P5"><text:span text:style-name="T2">sparql-xml, sparql-json, binary</text:span></text:p>
          </draw:text-box>
        </draw:frame>
        <draw:frame draw:style-name="gr9" draw:text-style-name="P6" draw:layer="layout" svg:width="2.125cm" svg:height="2.337cm" svg:x="7.463cm" svg:y="5.266cm">
          <draw:text-box>
            <text:p text:style-name="P5"><text:span text:style-name="T2">rdf/xml, turtle,</text:span></text:p>
            <text:p text:style-name="P5"><text:span text:style-name="T2">n-triples, n3, trix</text:span></text:p>
          </draw:text-box>
        </draw:frame>
        <draw:frame draw:style-name="gr10" draw:text-style-name="P6" draw:layer="layout" svg:width="3.375cm" svg:height="2.337cm" svg:x="1.713cm" svg:y="4.052cm">
          <draw:text-box>
            <text:p text:style-name="P5"><text:span text:style-name="T2">MemoryStore, NativeStore, RDFSInferencer</text:span></text:p>
          </draw:text-box>
        </draw:frame>
        <draw:rect draw:style-name="gr1" draw:text-style-name="P2" draw:layer="layout" svg:width="2.125cm" svg:height="1.375cm" svg:x="5.213cm" svg:y="4.158cm">
          <text:p text:style-name="P1"><text:span text:style-name="T1">QL API</text:span></text:p>
        </draw:rect>
        <draw:frame draw:style-name="gr11" draw:text-style-name="P6" draw:layer="layout" svg:width="3.631cm" svg:height="0.66cm" svg:x="5.213cm" svg:y="4.992cm">
          <draw:text-box>
            <text:p text:style-name="P5"><text:span text:style-name="T2">SeRQL, SPARQL</text:span></text:p>
          </draw:text-box>
        </draw:frame>
        <draw:rect draw:style-name="gr1" draw:text-style-name="P2" draw:layer="layout" svg:width="7.875cm" svg:height="0.75cm" svg:x="1.713cm" svg:y="3.283cm">
          <text:p text:style-name="P1"><text:span text:style-name="T1">Repository API</text:span></text:p>
        </draw:rect>
        <draw:frame draw:style-name="gr12" draw:text-style-name="P6" draw:layer="layout" svg:width="1.087cm" svg:height="0.66cm" svg:x="8.878cm" svg:y="7.867cm">
          <draw:text-box>
            <text:p text:style-name="P5"><text:span text:style-name="T2">impl</text:span></text:p>
          </draw:text-box>
        </draw:frame>
        <draw:frame draw:style-name="gr7" draw:text-style-name="P8" draw:layer="layout" svg:width="0.71cm" svg:height="0.423cm" svg:x="11.87cm" svg:y="14.356cm">
          <draw:text-box>
            <text:p text:style-name="P5"><text:span text:style-name="T2">impl</text:span></text:p>
          </draw:text-box>
        </draw:frame>
        <draw:frame draw:style-name="gr7" draw:text-style-name="P9" draw:layer="layout" svg:width="6.772cm" svg:height="0.74cm" svg:x="1.838cm" svg:y="1.592cm">
          <draw:text-box>
            <text:p text:style-name="P5"><text:span text:style-name="T1">Self-evaluating query model:</text:span></text:p>
          </draw:text-box>
        </draw:frame>
        <draw:frame draw:style-name="gr7" draw:text-style-name="P9" draw:layer="layout" svg:width="7.403cm" svg:height="0.74cm" svg:x="1.81cm" svg:y="9.158cm">
          <draw:text-box>
            <text:p text:style-name="P10"><text:span text:style-name="T1">Purely declarative query model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25%" draw:angle="300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7b00" draw:fill-gradient-name="Gradient_20_7" draw:fill-hatch-name="Hatch_20_1" draw:fill-image-name="Bitmape_20_1" draw:opacity="100%" draw:opacity-name="Transparency_20_2" draw:fill-image-width="0cm" draw:fill-image-height="0cm" draw:textarea-vertical-align="middle" fo:padding-top="0.05cm" fo:padding-bottom="0.05cm" fo:padding-left="0.1cm" fo:padding-right="0.1cm" draw:shadow="hidden" draw:shadow-offset-x="0.1cm" draw:shadow-offset-y="0.1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.533cm" fo:margin-bottom="14.307cm" fo:margin-left="1.463cm" fo:margin-right="7.762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Arjohn Kampman</meta:initial-creator>
    <meta:creation-date>2005-06-07T13:47:49</meta:creation-date>
    <dc:creator>Arjohn Kampman</dc:creator>
    <dc:date>2006-07-04T14:25:58</dc:date>
    <meta:printed-by>Arjohn Kampman</meta:printed-by>
    <meta:print-date>2006-06-29T13:52:25</meta:print-date>
    <dc:language>en-US</dc:language>
    <meta:editing-cycles>21</meta:editing-cycles>
    <meta:editing-duration>PT11H18M4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